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7.74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ext-properties fo:language="en" fo:country="US"/>
    </style:style>
    <style:style style:name="ce8" style:family="table-cell" style:parent-style-name="Default">
      <style:text-properties fo:language="de" fo:country="DE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9" office:value-type="string">
            <text:p>MODE</text:p>
          </table:table-cell>
          <table:table-cell table:style-name="ce9" office:value-type="string">
            <text:p>TEMPS</text:p>
          </table:table-cell>
          <table:table-cell table:style-name="ce9" office:value-type="string">
            <text:p>PERS.</text:p>
          </table:table-cell>
          <table:table-cell table:style-name="ce10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1">
          <table:table-cell office:value-type="string">
            <text:p>A_w_001458</text:p>
          </table:table-cell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59</text:p>
          </table:table-cell>
          <table:table-cell office:value-type="string">
            <text:p>sarraïm</text:p>
          </table:table-cell>
          <table:table-cell office:value-type="string">
            <text:p>saraz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1</text:p>
          </table:table-cell>
          <table:table-cell office:value-type="string">
            <text:p>orgeilleusement</text:p>
          </table:table-cell>
          <table:table-cell office:value-type="string">
            <text:p>orgoillo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2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sub</text:p>
          </table:table-cell>
          <table:table-cell table:number-columns-repeated="10"/>
        </table:table-row>
        <table:table-row table:style-name="ro1">
          <table:table-cell office:value-type="string">
            <text:p>A_w_001463</text:p>
          </table:table-cell>
          <table:table-cell table:style-name="ce3" office:value-type="string">
            <text:p>qui</text:p>
          </table:table-cell>
          <table:table-cell office:value-type="string">
            <text:p>qui</text:p>
          </table:table-cell>
          <table:table-cell office:value-type="string">
            <text:p>CONsub</text:p>
          </table:table-cell>
          <table:table-cell table:number-columns-repeated="9"/>
          <table:table-cell office:value-type="string">
            <text:p>Transcription : qu'il.</text:p>
          </table:table-cell>
        </table:table-row>
        <table:table-row table:style-name="ro1">
          <table:table-cell office:value-type="string">
            <text:p>A_w_001464</text:p>
          </table:table-cell>
          <table:table-cell table:style-name="ce3"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5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6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46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0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1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2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1475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int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78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7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8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2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483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4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85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6</text:p>
          </table:table-cell>
          <table:table-cell office:value-type="string">
            <text:p>mentie</text:p>
          </table:table-cell>
          <table:table-cell office:value-type="string">
            <text:p>ment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8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8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490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1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4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9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494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49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96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8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9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0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01</text:p>
          </table:table-cell>
          <table:table-cell office:value-type="string">
            <text:p>feïm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50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4</text:p>
          </table:table-cell>
          <table:table-cell office:value-type="string">
            <text:p>cort</text:p>
          </table:table-cell>
          <table:table-cell office:value-type="string">
            <text:p>co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6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9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1</text:p>
          </table:table-cell>
          <table:table-cell office:value-type="string">
            <text:p>tre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13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16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7</text:p>
          </table:table-cell>
          <table:table-cell office:value-type="string">
            <text:p>mos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19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0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1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2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3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4</text:p>
          </table:table-cell>
          <table:table-cell office:value-type="string">
            <text:p>é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25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2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27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8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9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0</text:p>
          </table:table-cell>
          <table:table-cell office:value-type="string">
            <text:p>creant</text:p>
          </table:table-cell>
          <table:table-cell office:value-type="string">
            <text:p>crëan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3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533</text:p>
          </table:table-cell>
          <table:table-cell office:value-type="string">
            <text:p>lairai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4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35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36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37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à vivre1.</text:p>
          </table:table-cell>
        </table:table-row>
        <table:table-row table:style-name="ro1">
          <table:table-cell office:value-type="string">
            <text:p>A_w_001538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3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5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1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4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4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4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45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6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5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9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0</text:p>
          </table:table-cell>
          <table:table-cell office:value-type="string">
            <text:p>souffreras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2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55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56</text:p>
          </table:table-cell>
          <table:table-cell office:value-type="string">
            <text:p>donques</text:p>
          </table:table-cell>
          <table:table-cell office:value-type="string">
            <text:p>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7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8</text:p>
          </table:table-cell>
          <table:table-cell office:value-type="string">
            <text:p>pre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59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0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6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63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4</text:p>
          </table:table-cell>
          <table:table-cell office:value-type="string">
            <text:p>acreant</text:p>
          </table:table-cell>
          <table:table-cell office:value-type="string">
            <text:p>acre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65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6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568</text:p>
          </table:table-cell>
          <table:table-cell office:value-type="string">
            <text:p>fail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69</text:p>
          </table:table-cell>
          <table:table-cell office:value-type="string">
            <text:p>pendez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71</text:p>
          </table:table-cell>
          <table:table-cell office:value-type="string">
            <text:p>mai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7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7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5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6</text:p>
          </table:table-cell>
          <table:table-cell table:number-columns-repeated="2"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7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79</text:p>
          </table:table-cell>
          <table:table-cell table:number-columns-repeated="2" office:value-type="string">
            <text:p>gloi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81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83</text:p>
          </table:table-cell>
          <table:table-cell office:value-type="string">
            <text:p>cravent</text:p>
          </table:table-cell>
          <table:table-cell office:value-type="string">
            <text:p>cravant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5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6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5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8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0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15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94</text:p>
          </table:table-cell>
          <table:table-cell office:value-type="string">
            <text:p>armé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9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97</text:p>
          </table:table-cell>
          <table:table-cell office:value-type="string">
            <text:p>cortesment</text:p>
          </table:table-cell>
          <table:table-cell office:value-type="string">
            <text:p>cortoi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cortois.</text:p>
          </table:table-cell>
        </table:table-row>
        <table:table-row table:style-name="ro1">
          <table:table-cell office:value-type="string">
            <text:p>A_w_001598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9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0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601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0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03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04</text:p>
          </table:table-cell>
          <table:table-cell office:value-type="string">
            <text:p>jaserant</text:p>
          </table:table-cell>
          <table:table-cell office:value-type="string">
            <text:p>jazere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5</text:p>
          </table:table-cell>
          <table:table-cell office:value-type="string">
            <text:p>grosse</text:p>
          </table:table-cell>
          <table:table-cell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0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8</text:p>
          </table:table-cell>
          <table:table-cell table:number-columns-repeated="2"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10</text:p>
          </table:table-cell>
          <table:table-cell office:value-type="string">
            <text:p>deriere</text:p>
          </table:table-cell>
          <table:table-cell office:value-type="string">
            <text:p>der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12</text:p>
          </table:table-cell>
          <table:table-cell office:value-type="string">
            <text:p>davant</text:p>
          </table:table-cell>
          <table:table-cell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4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616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17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18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19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0</text:p>
          </table:table-cell>
          <table:table-cell office:value-type="string">
            <text:p>lui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2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22</text:p>
          </table:table-cell>
          <table:table-cell office:value-type="string">
            <text:p>cleres</text:p>
          </table:table-cell>
          <table:table-cell office:value-type="string">
            <text:p>c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3</text:p>
          </table:table-cell>
          <table:table-cell office:value-type="string">
            <text:p>pier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4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25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6</text:p>
          </table:table-cell>
          <table:table-cell office:value-type="string">
            <text:p>avo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2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9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0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3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32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33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à peser.</text:p>
          </table:table-cell>
        </table:table-row>
        <table:table-row table:style-name="ro1">
          <table:table-cell office:value-type="string">
            <text:p>A_w_001635</text:p>
          </table:table-cell>
          <table:table-cell office:value-type="string">
            <text:p>paint</text:p>
          </table:table-cell>
          <table:table-cell office:value-type="string">
            <text:p>pei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37</text:p>
          </table:table-cell>
          <table:table-cell office:value-type="string">
            <text:p>azur</text:p>
          </table:table-cell>
          <table:table-cell office:value-type="string">
            <text:p>as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3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40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41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2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3</text:p>
          </table:table-cell>
          <table:table-cell table:number-columns-repeated="2" office:value-type="string">
            <text:p>enviro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4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5</text:p>
          </table:table-cell>
          <table:table-cell office:value-type="string">
            <text:p>paint</text:p>
          </table:table-cell>
          <table:table-cell office:value-type="string">
            <text:p>pe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7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8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0</text:p>
          </table:table-cell>
          <table:table-cell office:value-type="string">
            <text:p>xv</text:p>
          </table:table-cell>
          <table:table-cell office:value-type="string">
            <text:p>quin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1</text:p>
          </table:table-cell>
          <table:table-cell office:value-type="string">
            <text:p>signes</text:p>
          </table:table-cell>
          <table:table-cell office:value-type="string">
            <text:p>sig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5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4</text:p>
          </table:table-cell>
          <table:table-cell table:number-columns-repeated="2"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5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5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5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59</text:p>
          </table:table-cell>
          <table:table-cell table:number-columns-repeated="2" office:value-type="string">
            <text:p>lu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66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3</text:p>
          </table:table-cell>
          <table:table-cell table:number-columns-repeated="2" office:value-type="string">
            <text:p>fo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5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7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8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6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0</text:p>
          </table:table-cell>
          <table:table-cell table:number-columns-repeated="2" office:value-type="string">
            <text:p>compass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1</text:p>
          </table:table-cell>
          <table:table-cell office:value-type="string">
            <text:p>des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3</text:p>
          </table:table-cell>
          <table:table-cell office:value-type="string">
            <text:p>bou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5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77</text:p>
          </table:table-cell>
          <table:table-cell office:value-type="string">
            <text:p>replent</text:p>
          </table:table-cell>
          <table:table-cell office:value-type="string">
            <text:p>respl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78</text:p>
          </table:table-cell>
          <table:table-cell office:value-type="string">
            <text:p>On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7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0</text:p>
          </table:table-cell>
          <table:table-cell office:value-type="string">
            <text:p>aporte</text:p>
          </table:table-cell>
          <table:table-cell office:value-type="string">
            <text:p>a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1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3</text:p>
          </table:table-cell>
          <table:table-cell office:value-type="string">
            <text:p>trenchen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5</text:p>
          </table:table-cell>
          <table:table-cell office:value-type="string">
            <text:p>sele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7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8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89</text:p>
          </table:table-cell>
          <table:table-cell office:value-type="string">
            <text:p>Blachart</text:p>
          </table:table-cell>
          <table:table-cell office:value-type="string">
            <text:p>blach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1</text:p>
          </table:table-cell>
          <table:table-cell office:value-type="string">
            <text:p>co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3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94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95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9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97</text:p>
          </table:table-cell>
          <table:table-cell office:value-type="string">
            <text:p>espervier</text:p>
          </table:table-cell>
          <table:table-cell office:value-type="string">
            <text:p>esprev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69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0</text:p>
          </table:table-cell>
          <table:table-cell office:value-type="string">
            <text:p>volant</text:p>
          </table:table-cell>
          <table:table-cell office:value-type="string">
            <text:p>vo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03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4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70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06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708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10</text:p>
          </table:table-cell>
          <table:table-cell office:value-type="string">
            <text:p>pra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12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3</text:p>
          </table:table-cell>
          <table:table-cell office:value-type="string">
            <text:p>poin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1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716</text:p>
          </table:table-cell>
          <table:table-cell office:value-type="string">
            <text:p>roit</text:p>
          </table:table-cell>
          <table:table-cell office:value-type="string">
            <text:p>roi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17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8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0</text:p>
          </table:table-cell>
          <table:table-cell table:number-columns-repeated="2"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22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23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24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25</text:p>
          </table:table-cell>
          <table:table-cell office:value-type="string">
            <text:p>vermeil</text:p>
          </table:table-cell>
          <table:table-cell office:value-type="string">
            <text:p>vermei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27</text:p>
          </table:table-cell>
          <table:table-cell table:number-columns-repeated="2" office:value-type="string">
            <text:p>ind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728</text:p>
          </table:table-cell>
          <table:table-cell office:value-type="string">
            <text:p>jusqu</text:p>
          </table:table-cell>
          <table:table-cell office:value-type="string">
            <text:p>jus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29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0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1</text:p>
          </table:table-cell>
          <table:table-cell office:value-type="string">
            <text:p>baloiant</text:p>
          </table:table-cell>
          <table:table-cell office:value-type="string">
            <text:p>bal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3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733</text:p>
          </table:table-cell>
          <table:table-cell office:value-type="string">
            <text:p>es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4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3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3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8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9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74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4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3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4</text:p>
          </table:table-cell>
          <table:table-cell office:value-type="string">
            <text:p>vo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5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46</text:p>
          </table:table-cell>
          <table:table-cell office:value-type="string">
            <text:p>g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7</text:p>
          </table:table-cell>
          <table:table-cell office:value-type="string">
            <text:p>ir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48</text:p>
          </table:table-cell>
          <table:table-cell office:value-type="string">
            <text:p>la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49</text:p>
          </table:table-cell>
          <table:table-cell table:number-columns-repeated="2" office:value-type="string">
            <text:p>h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50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2</text:p>
          </table:table-cell>
          <table:table-cell office:value-type="string">
            <text:p>essaiant</text:p>
          </table:table-cell>
          <table:table-cell office:value-type="string">
            <text:p>essa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53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5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5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56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5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5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9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61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6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6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64</text:p>
          </table:table-cell>
          <table:table-cell office:value-type="string">
            <text:p>soiom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765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6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67</text:p>
          </table:table-cell>
          <table:table-cell office:value-type="string">
            <text:p>fïance</text:p>
          </table:table-cell>
          <table:table-cell office:value-type="string">
            <text:p>fï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8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70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73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75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6</text:p>
          </table:table-cell>
          <table:table-cell office:value-type="string">
            <text:p>rendrai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77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78</text:p>
          </table:table-cell>
          <table:table-cell office:value-type="string">
            <text:p>vai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9</text:p>
          </table:table-cell>
          <table:table-cell office:value-type="string">
            <text:p>en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0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1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7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8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4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5</text:p>
          </table:table-cell>
          <table:table-cell office:value-type="string">
            <text:p>sentira</text:p>
          </table:table-cell>
          <table:table-cell office:value-type="string">
            <text:p>s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9</text:p>
          </table:table-cell>
          <table:table-cell office:value-type="string">
            <text:p>respo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0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1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2</text:p>
          </table:table-cell>
          <table:table-cell table:style-name="ce3" office:value-type="string">
            <text:p>d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tu.</text:p>
          </table:table-cell>
        </table:table-row>
        <table:table-row table:style-name="ro1">
          <table:table-cell office:value-type="string">
            <text:p>A_w_001793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4</text:p>
          </table:table-cell>
          <table:table-cell office:value-type="string">
            <text:p>aidant</text:p>
          </table:table-cell>
          <table:table-cell office:value-type="string">
            <text:p>aid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5</text:p>
          </table:table-cell>
          <table:table-cell office:value-type="string">
            <text:p>leve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97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99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0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1</text:p>
          </table:table-cell>
          <table:table-cell office:value-type="string">
            <text:p>sainant</text:p>
          </table:table-cell>
          <table:table-cell office:value-type="string">
            <text:p>sei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3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4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5</text:p>
          </table:table-cell>
          <table:table-cell office:value-type="string">
            <text:p>monterent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06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07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08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9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81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12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4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1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7</text:p>
          </table:table-cell>
          <table:table-cell table:number-columns-repeated="2"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8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19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20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2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3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4</text:p>
          </table:table-cell>
          <table:table-cell office:value-type="string">
            <text:p>quiconqu</text:p>
          </table:table-cell>
          <table:table-cell office:value-type="string">
            <text:p>quiconqu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826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27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828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2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31</text:p>
          </table:table-cell>
          <table:table-cell office:value-type="string">
            <text:p>Ote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3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33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83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3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37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38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0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4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43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4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46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8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49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0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1</text:p>
          </table:table-cell>
          <table:table-cell office:value-type="string">
            <text:p>destrié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53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85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55</text:p>
          </table:table-cell>
          <table:table-cell office:value-type="string">
            <text:p>remuant</text:p>
          </table:table-cell>
          <table:table-cell office:value-type="string">
            <text:p>remü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8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9</text:p>
          </table:table-cell>
          <table:table-cell office:value-type="string">
            <text:p>meillor</text:p>
          </table:table-cell>
          <table:table-cell office:value-type="string">
            <text:p>meill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A_w_0018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1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6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7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8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6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7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1</text:p>
          </table:table-cell>
          <table:table-cell office:value-type="string">
            <text:p>tranchant</text:p>
          </table:table-cell>
          <table:table-cell office:value-type="string">
            <text:p>trench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1872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7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74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7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76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8</text:p>
          </table:table-cell>
          <table:table-cell office:value-type="string">
            <text:p>co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9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1</text:p>
          </table:table-cell>
          <table:table-cell office:value-type="string">
            <text:p>creant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8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83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4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5</text:p>
          </table:table-cell>
          <table:table-cell office:value-type="string">
            <text:p>Tervagant</text:p>
          </table:table-cell>
          <table:table-cell office:value-type="string">
            <text:p>tervag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6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87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8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9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0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9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3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4</text:p>
          </table:table-cell>
          <table:table-cell office:value-type="string">
            <text:p>couchant</text:p>
          </table:table-cell>
          <table:table-cell office:value-type="string">
            <text:p>cou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6</text:p>
          </table:table-cell>
          <table:table-cell office:value-type="string">
            <text:p>ocirai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7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8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0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01</text:p>
          </table:table-cell>
          <table:table-cell office:value-type="string">
            <text:p>courouçousse</text:p>
          </table:table-cell>
          <table:table-cell office:value-type="string">
            <text:p>curçu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5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0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09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0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3</text:p>
          </table:table-cell>
          <table:table-cell office:value-type="string">
            <text:p>nuisant</text:p>
          </table:table-cell>
          <table:table-cell office:value-type="string">
            <text:p>nu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4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1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1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7</text:p>
          </table:table-cell>
          <table:table-cell office:value-type="string">
            <text:p>fe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8</text:p>
          </table:table-cell>
          <table:table-cell office:value-type="string">
            <text:p>couroucé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9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20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21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92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23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26</text:p>
          </table:table-cell>
          <table:table-cell office:value-type="string">
            <text:p>veü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7</text:p>
          </table:table-cell>
          <table:table-cell office:value-type="string">
            <text:p>Be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8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3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1</text:p>
          </table:table-cell>
          <table:table-cell office:value-type="string">
            <text:p>chanbre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2</text:p>
          </table:table-cell>
          <table:table-cell office:value-type="string">
            <text:p>issoit</text:p>
          </table:table-cell>
          <table:table-cell office:value-type="string">
            <text:p>issi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3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4</text:p>
          </table:table-cell>
          <table:table-cell office:value-type="string">
            <text:p>pavemant</text:p>
          </table:table-cell>
          <table:table-cell office:value-type="string">
            <text:p>pav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936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7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38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9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1</text:p>
          </table:table-cell>
          <table:table-cell office:value-type="string">
            <text:p>conmant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42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943</text:p>
          </table:table-cell>
          <table:table-cell office:value-type="string">
            <text:p>li</text:p>
          </table:table-cell>
          <table:table-cell table:style-name="ce4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94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94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4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9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95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51</text:p>
          </table:table-cell>
          <table:table-cell table:style-name="ce2"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5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5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54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5</text:p>
          </table:table-cell>
          <table:table-cell office:value-type="string">
            <text:p>encombremant</text:p>
          </table:table-cell>
          <table:table-cell office:value-type="string">
            <text:p>encomb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56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95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8</text:p>
          </table:table-cell>
          <table:table-cell office:value-type="string">
            <text:p>el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9</text:p>
          </table:table-cell>
          <table:table-cell office:value-type="string">
            <text:p>j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1960</text:p>
          </table:table-cell>
          <table:table-cell office:value-type="string">
            <text:p>fera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61</text:p>
          </table:table-cell>
          <table:table-cell office:value-type="string">
            <text:p>bonemant</text:p>
          </table:table-cell>
          <table:table-cell office:value-type="string">
            <text:p>bon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6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64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6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 office:value-type="string">
            <text:p>A_w_0019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7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97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72</text:p>
          </table:table-cell>
          <table:table-cell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7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7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75</text:p>
          </table:table-cell>
          <table:table-cell office:value-type="string">
            <text:p>perdera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76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977</text:p>
          </table:table-cell>
          <table:table-cell office:value-type="string">
            <text:p>gant</text:p>
          </table:table-cell>
          <table:table-cell table:style-name="ce4" office:value-type="string">
            <text:p>g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Ou gent ?</text:p>
          </table:table-cell>
        </table:table-row>
        <table:table-row table:style-name="ro1">
          <table:table-cell office:value-type="string">
            <text:p>A_w_001978</text:p>
          </table:table-cell>
          <table:table-cell office:value-type="string">
            <text:p>Cell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7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80</text:p>
          </table:table-cell>
          <table:table-cell office:value-type="string">
            <text:p>apell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81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3</text:p>
          </table:table-cell>
          <table:table-cell office:value-type="string">
            <text:p>Monbel</text:p>
          </table:table-cell>
          <table:table-cell office:value-type="string">
            <text:p>munt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8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85</text:p>
          </table:table-cell>
          <table:table-cell office:value-type="string">
            <text:p>o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987</text:p>
          </table:table-cell>
          <table:table-cell office:value-type="string">
            <text:p>Rosete</text:p>
          </table:table-cell>
          <table:table-cell office:value-type="string">
            <text:p>rose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8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9</text:p>
          </table:table-cell>
          <table:table-cell office:value-type="string">
            <text:p>Ruissel</text:p>
          </table:table-cell>
          <table:table-cell office:value-type="string">
            <text:p>ru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0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91</text:p>
          </table:table-cell>
          <table:table-cell office:value-type="string">
            <text:p>iii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2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3</text:p>
          </table:table-cell>
          <table:table-cell office:value-type="string">
            <text:p>armerent</text:p>
          </table:table-cell>
          <table:table-cell office:value-type="string">
            <text:p>a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9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9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9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_w_001997</text:p>
          </table:table-cell>
          <table:table-cell office:value-type="string">
            <text:p>cro</text:p>
          </table:table-cell>
          <table:table-cell/>
          <table:table-cell office:value-type="string">
            <text:p>OU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Que mettre ici ?</text:p>
          </table:table-cell>
        </table:table-row>
        <table:table-row table:style-name="ro1">
          <table:table-cell table:style-name="ce3" office:value-type="string">
            <text:p>A_w_001998</text:p>
          </table:table-cell>
          <table:table-cell office:value-type="string">
            <text:p>troute</text:p>
          </table:table-cell>
          <table:table-cell/>
          <table:table-cell office:value-type="string">
            <text:p>OU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Que mettre ici ?</text:p>
          </table:table-cell>
        </table:table-row>
        <table:table-row table:style-name="ro1">
          <table:table-cell office:value-type="string">
            <text:p>A_w_00199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01</text:p>
          </table:table-cell>
          <table:table-cell office:value-type="string">
            <text:p>fete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00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03</text:p>
          </table:table-cell>
          <table:table-cell office:value-type="string">
            <text:p>quarel</text:p>
          </table:table-cell>
          <table:table-cell office:value-type="string">
            <text:p>carr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4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5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07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08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09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0</text:p>
          </table:table-cell>
          <table:table-cell office:value-type="string">
            <text:p>samüel</text:p>
          </table:table-cell>
          <table:table-cell office:value-type="string">
            <text:p>samu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1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3</text:p>
          </table:table-cell>
          <table:table-cell office:value-type="string">
            <text:p>ventaille</text:p>
          </table:table-cell>
          <table:table-cell office:value-type="string">
            <text:p>ventail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4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1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16</text:p>
          </table:table-cell>
          <table:table-cell table:number-columns-repeated="2"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7</text:p>
          </table:table-cell>
          <table:table-cell office:value-type="string">
            <text:p>fressel</text:p>
          </table:table-cell>
          <table:table-cell office:value-type="string">
            <text:p>fre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8</text:p>
          </table:table-cell>
          <table:table-cell table:style-name="ce4"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2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1</text:p>
          </table:table-cell>
          <table:table-cell office:value-type="string">
            <text:p>soie</text:p>
          </table:table-cell>
          <table:table-cell office:value-type="string">
            <text:p>so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2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3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4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6</text:p>
          </table:table-cell>
          <table:table-cell office:value-type="string">
            <text:p>noiel</text:p>
          </table:table-cell>
          <table:table-cell office:value-type="string">
            <text:p>no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0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9</text:p>
          </table:table-cell>
          <table:table-cell office:value-type="string">
            <text:p>ovre</text:p>
          </table:table-cell>
          <table:table-cell office:value-type="string">
            <text:p>u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31</text:p>
          </table:table-cell>
          <table:table-cell office:value-type="string">
            <text:p>vau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32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4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3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7</text:p>
          </table:table-cell>
          <table:table-cell office:value-type="string">
            <text:p>chatel</text:p>
          </table:table-cell>
          <table:table-cell office:value-type="string">
            <text:p>cha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8</text:p>
          </table:table-cell>
          <table:table-cell office:value-type="string">
            <text:p>Celui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40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41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RED</text:p>
          </table:table-cell>
          <table:table-cell table:number-columns-repeated="10"/>
        </table:table-row>
        <table:table-row table:style-name="ro1">
          <table:table-cell office:value-type="string">
            <text:p>A_w_002042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0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44</text:p>
          </table:table-cell>
          <table:table-cell office:value-type="string">
            <text:p>Monbel</text:p>
          </table:table-cell>
          <table:table-cell office:value-type="string">
            <text:p>munt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5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48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0</text:p>
          </table:table-cell>
          <table:table-cell office:value-type="string">
            <text:p>e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1</text:p>
          </table:table-cell>
          <table:table-cell office:value-type="string">
            <text:p>Galatinel</text:p>
          </table:table-cell>
          <table:table-cell office:value-type="string">
            <text:p>galatï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53</text:p>
          </table:table-cell>
          <table:table-cell table:number-columns-repeated="2" office:value-type="string">
            <text:p>cer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55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56</text:p>
          </table:table-cell>
          <table:table-cell office:value-type="string">
            <text:p>nus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59</text:p>
          </table:table-cell>
          <table:table-cell office:value-type="string">
            <text:p>v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061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0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3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4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9</text:p>
          </table:table-cell>
          <table:table-cell office:value-type="string">
            <text:p>dansel</text:p>
          </table:table-cell>
          <table:table-cell office:value-type="string">
            <text:p>danc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>
            <text:p>A_w_00207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71</text:p>
          </table:table-cell>
          <table:table-cell office:value-type="string">
            <text:p>çaint</text:p>
          </table:table-cell>
          <table:table-cell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4</text:p>
          </table:table-cell>
          <table:table-cell office:value-type="string">
            <text:p>au</text:p>
          </table:table-cell>
          <table:table-cell office:value-type="string">
            <text:p>a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5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6</text:p>
          </table:table-cell>
          <table:table-cell office:value-type="string">
            <text:p>Zacarïel</text:p>
          </table:table-cell>
          <table:table-cell office:value-type="string">
            <text:p>aha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7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9</text:p>
          </table:table-cell>
          <table:table-cell office:value-type="string">
            <text:p>courouçous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0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1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3</text:p>
          </table:table-cell>
          <table:table-cell office:value-type="string">
            <text:p>coutel</text:p>
          </table:table-cell>
          <table:table-cell office:value-type="string">
            <text:p>cou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4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5</text:p>
          </table:table-cell>
          <table:table-cell office:value-type="string">
            <text:p>movra</text:p>
          </table:table-cell>
          <table:table-cell office:value-type="string">
            <text:p>mo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8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8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8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9</text:p>
          </table:table-cell>
          <table:table-cell table:style-name="ce5" office:value-type="string">
            <text:p>chenbel</text:p>
          </table:table-cell>
          <table:table-cell office:value-type="string">
            <text:p>cha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09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2</text:p>
          </table:table-cell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3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9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97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9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0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1</text:p>
          </table:table-cell>
          <table:table-cell table:number-columns-repeated="2" office:value-type="string">
            <text:p>co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103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104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105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7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8</text:p>
          </table:table-cell>
          <table:table-cell office:value-type="string">
            <text:p>blant</text:p>
          </table:table-cell>
          <table:table-cell office:value-type="string">
            <text:p>bla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9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10</text:p>
          </table:table-cell>
          <table:table-cell office:value-type="string">
            <text:p>noif</text:p>
          </table:table-cell>
          <table:table-cell office:value-type="string">
            <text:p>noi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1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2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3</text:p>
          </table:table-cell>
          <table:table-cell office:value-type="string">
            <text:p>lïoncel</text:p>
          </table:table-cell>
          <table:table-cell office:value-type="string">
            <text:p>lï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1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6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7</text:p>
          </table:table-cell>
          <table:table-cell office:value-type="string">
            <text:p>portoit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18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119</text:p>
          </table:table-cell>
          <table:table-cell office:value-type="string">
            <text:p>dragonnel</text:p>
          </table:table-cell>
          <table:table-cell office:value-type="string">
            <text:p>drag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0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1</text:p>
          </table:table-cell>
          <table:table-cell office:value-type="string">
            <text:p>espero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1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24</text:p>
          </table:table-cell>
          <table:table-cell office:value-type="string">
            <text:p>chaucé</text:p>
          </table:table-cell>
          <table:table-cell office:value-type="string">
            <text:p>chauc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5</text:p>
          </table:table-cell>
          <table:table-cell table:style-name="ce4" office:value-type="string">
            <text:p>ilnel</text:p>
          </table:table-cell>
          <table:table-cell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ADVgen</text:p>
          </table:table-cell>
          <table:table-cell/>
          <table:table-cell office:value-type="string">
            <text:p>isnel ? Pour isnelement ?</text:p>
          </table:table-cell>
        </table:table-row>
        <table:table-row table:style-name="ro1">
          <table:table-cell office:value-type="string">
            <text:p>A_w_0021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7</text:p>
          </table:table-cell>
          <table:table-cell office:value-type="string">
            <text:p>damoisele</text:p>
          </table:table-cell>
          <table:table-cell office:value-type="string">
            <text:p>damoi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8</text:p>
          </table:table-cell>
          <table:table-cell office:value-type="string">
            <text:p>Rossete</text:p>
          </table:table-cell>
          <table:table-cell office:value-type="string">
            <text:p>roset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0</text:p>
          </table:table-cell>
          <table:table-cell office:value-type="string">
            <text:p>Ruissel</text:p>
          </table:table-cell>
          <table:table-cell office:value-type="string">
            <text:p>ru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2</text:p>
          </table:table-cell>
          <table:table-cell office:value-type="string">
            <text:p>sel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34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3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6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8</text:p>
          </table:table-cell>
          <table:table-cell office:value-type="string">
            <text:p>inel</text:p>
          </table:table-cell>
          <table:table-cell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0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1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2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4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145</text:p>
          </table:table-cell>
          <table:table-cell office:value-type="string">
            <text:p>vole</text:p>
          </table:table-cell>
          <table:table-cell office:value-type="string">
            <text:p>vo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6</text:p>
          </table:table-cell>
          <table:table-cell office:value-type="string">
            <text:p>arondel</text:p>
          </table:table-cell>
          <table:table-cell office:value-type="string">
            <text:p>arond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8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0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1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2</text:p>
          </table:table-cell>
          <table:table-cell office:value-type="string">
            <text:p>damoisel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3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54</text:p>
          </table:table-cell>
          <table:table-cell office:value-type="string">
            <text:p>reconoist</text:p>
          </table:table-cell>
          <table:table-cell office:value-type="string">
            <text:p>re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6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8</text:p>
          </table:table-cell>
          <table:table-cell office:value-type="string">
            <text:p>henist</text:p>
          </table:table-cell>
          <table:table-cell office:value-type="string">
            <text:p>h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0</text:p>
          </table:table-cell>
          <table:table-cell office:value-type="string">
            <text:p>grate</text:p>
          </table:table-cell>
          <table:table-cell office:value-type="string">
            <text:p>gra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62</text:p>
          </table:table-cell>
          <table:table-cell office:value-type="string">
            <text:p>porcel</text:p>
          </table:table-cell>
          <table:table-cell office:value-type="string">
            <text:p>por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5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7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68</text:p>
          </table:table-cell>
          <table:table-cell office:value-type="string">
            <text:p>se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16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0</text:p>
          </table:table-cell>
          <table:table-cell office:value-type="string">
            <text:p>cembel</text:p>
          </table:table-cell>
          <table:table-cell office:value-type="string">
            <text:p>cemb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17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3</text:p>
          </table:table-cell>
          <table:table-cell office:value-type="string">
            <text:p>batales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75</text:p>
          </table:table-cell>
          <table:table-cell office:value-type="string">
            <text:p>fevres</text:p>
          </table:table-cell>
          <table:table-cell office:value-type="string">
            <text:p>f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7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7</text:p>
          </table:table-cell>
          <table:table-cell table:number-columns-repeated="2"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79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1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2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3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5</text:p>
          </table:table-cell>
          <table:table-cell office:value-type="string">
            <text:p>es 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8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8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2</text:p>
          </table:table-cell>
          <table:table-cell office:value-type="string">
            <text:p>reto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94</text:p>
          </table:table-cell>
          <table:table-cell office:value-type="string">
            <text:p>Bel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8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99</text:p>
          </table:table-cell>
          <table:table-cell table:number-columns-repeated="2" office:value-type="string">
            <text:p>droi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00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1</text:p>
          </table:table-cell>
          <table:table-cell office:value-type="string">
            <text:p>belle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20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0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5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7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08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9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0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11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13</text:p>
          </table:table-cell>
          <table:table-cell office:value-type="string">
            <text:p>ado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14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215</text:p>
          </table:table-cell>
          <table:table-cell office:value-type="string">
            <text:p>truis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7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2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20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21</text:p>
          </table:table-cell>
          <table:table-cell office:value-type="string">
            <text:p>se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2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23</text:p>
          </table:table-cell>
          <table:table-cell table:style-name="ce3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2224</text:p>
          </table:table-cell>
          <table:table-cell office:value-type="string">
            <text:p>el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7</text:p>
          </table:table-cell>
          <table:table-cell office:value-type="string">
            <text:p>bata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8</text:p>
          </table:table-cell>
          <table:table-cell office:value-type="string">
            <text:p>i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23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1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3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4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5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36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223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9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3</text:p>
          </table:table-cell>
          <table:table-cell office:value-type="string">
            <text:p>deffendez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44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24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48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9</text:p>
          </table:table-cell>
          <table:table-cell office:value-type="string">
            <text:p>tenue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0</text:p>
          </table:table-cell>
          <table:table-cell office:value-type="string">
            <text:p>citez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52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3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5</text:p>
          </table:table-cell>
          <table:table-cell office:value-type="string">
            <text:p>e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5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8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11" office:value-type="string">
            <text:p>s|m|n</text:p>
          </table:table-cell>
          <table:table-cell/>
        </table:table-row>
        <table:table-row table:style-name="ro1">
          <table:table-cell office:value-type="string">
            <text:p>A_w_0022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0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61</text:p>
          </table:table-cell>
          <table:table-cell table:number-columns-repeated="2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3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65</text:p>
          </table:table-cell>
          <table:table-cell office:value-type="string">
            <text:p>alossez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6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8</text:p>
          </table:table-cell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7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71</text:p>
          </table:table-cell>
          <table:table-cell office:value-type="string">
            <text:p>a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2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7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5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6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7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28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81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2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85</text:p>
          </table:table-cell>
          <table:table-cell office:value-type="string">
            <text:p>palés</text:p>
          </table:table-cell>
          <table:table-cell office:value-type="string">
            <text:p>palai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28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8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290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1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2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93</text:p>
          </table:table-cell>
          <table:table-cell office:value-type="string">
            <text:p>fenestres</text:p>
          </table:table-cell>
          <table:table-cell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9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7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8</text:p>
          </table:table-cell>
          <table:table-cell office:value-type="string">
            <text:p>acoutez</text:p>
          </table:table-cell>
          <table:table-cell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0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1</text:p>
          </table:table-cell>
          <table:table-cell office:value-type="string">
            <text:p>pers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303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04</text:p>
          </table:table-cell>
          <table:table-cell office:value-type="string">
            <text:p>so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5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6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3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3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12</text:p>
          </table:table-cell>
          <table:table-cell office:value-type="string">
            <text:p>entendez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13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14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5</text:p>
          </table:table-cell>
          <table:table-cell office:value-type="string">
            <text:p>isir</text:p>
          </table:table-cell>
          <table:table-cell office:value-type="string">
            <text:p>is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2316</text:p>
          </table:table-cell>
          <table:table-cell table:number-columns-repeated="2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231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9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323</text:p>
          </table:table-cell>
          <table:table-cell office:value-type="string">
            <text:p>fire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2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2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2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8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29</text:p>
          </table:table-cell>
          <table:table-cell office:value-type="string">
            <text:p>commandez</text:p>
          </table:table-cell>
          <table:table-cell office:value-type="string">
            <text:p>coma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3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31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3</text:p>
          </table:table-cell>
          <table:table-cell office:value-type="string">
            <text:p>criee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6</text:p>
          </table:table-cell>
          <table:table-cell office:value-type="string">
            <text:p>coronez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7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p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33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9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0</text:p>
          </table:table-cell>
          <table:table-cell office:value-type="string">
            <text:p>des</text:p>
          </table:table-cell>
          <table:table-cell office:value-type="string">
            <text:p>des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1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3</text:p>
          </table:table-cell>
          <table:table-cell office:value-type="string">
            <text:p>combatez</text:p>
          </table:table-cell>
          <table:table-cell office:value-type="string">
            <text:p>combat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4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6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48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9</text:p>
          </table:table-cell>
          <table:table-cell office:value-type="string">
            <text:p>tous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50</text:p>
          </table:table-cell>
          <table:table-cell office:value-type="string">
            <text:p>aprestez</text:p>
          </table:table-cell>
          <table:table-cell office:value-type="string">
            <text:p>apr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1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52</text:p>
          </table:table-cell>
          <table:table-cell table:number-columns-repeated="2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3</text:p>
          </table:table-cell>
          <table:table-cell table:number-columns-repeated="2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35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7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58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9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61</text:p>
          </table:table-cell>
          <table:table-cell office:value-type="string">
            <text:p>ansemble</text:p>
          </table:table-cell>
          <table:table-cell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4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3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69</text:p>
          </table:table-cell>
          <table:table-cell office:value-type="string">
            <text:p>checuns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0</text:p>
          </table:table-cell>
          <table:table-cell office:value-type="string">
            <text:p>desirant</text:p>
          </table:table-cell>
          <table:table-cell office:value-type="string">
            <text:p>desi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2</text:p>
          </table:table-cell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76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77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8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8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1</text:p>
          </table:table-cell>
          <table:table-cell office:value-type="string">
            <text:p>mere</text:p>
          </table:table-cell>
          <table:table-cell office:value-type="string">
            <text:p>m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2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83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84</text:p>
          </table:table-cell>
          <table:table-cell office:value-type="string">
            <text:p>reclamant</text:p>
          </table:table-cell>
          <table:table-cell office:value-type="string">
            <text:p>reclam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8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38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87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38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9</text:p>
          </table:table-cell>
          <table:table-cell office:value-type="string">
            <text:p>docement</text:p>
          </table:table-cell>
          <table:table-cell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1">
          <table:table-cell office:value-type="string">
            <text:p>A_w_002390</text:p>
          </table:table-cell>
          <table:table-cell office:value-type="string">
            <text:p>deprïant</text:p>
          </table:table-cell>
          <table:table-cell office:value-type="string">
            <text:p>depr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3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94</text:p>
          </table:table-cell>
          <table:table-cell table:number-columns-repeated="2" office:value-type="string">
            <text:p>victo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395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9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7</text:p>
          </table:table-cell>
          <table:table-cell office:value-type="string">
            <text:p>mescreant</text:p>
          </table:table-cell>
          <table:table-cell office:value-type="string">
            <text:p>mescrë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99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0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05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407</text:p>
          </table:table-cell>
          <table:table-cell office:value-type="string">
            <text:p>fera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9</text:p>
          </table:table-cell>
          <table:table-cell office:value-type="string">
            <text:p>anui</text:p>
          </table:table-cell>
          <table:table-cell office:value-type="string">
            <text:p>enu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2</text:p>
          </table:table-cell>
          <table:table-cell office:value-type="string">
            <text:p>pessant</text:p>
          </table:table-cell>
          <table:table-cell office:value-type="string">
            <text:p>pe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3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1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4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16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7</text:p>
          </table:table-cell>
          <table:table-cell office:value-type="string">
            <text:p>valor</text:p>
          </table:table-cell>
          <table:table-cell office:value-type="string">
            <text:p>va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1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9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2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23</text:p>
          </table:table-cell>
          <table:table-cell office:value-type="string">
            <text:p>doute</text:p>
          </table:table-cell>
          <table:table-cell office:value-type="string">
            <text:p>dot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2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5</text:p>
          </table:table-cell>
          <table:table-cell table:style-name="ce3" office:value-type="string">
            <text:p>ia</text:p>
          </table:table-cell>
          <table:table-cell office:value-type="string">
            <text:p>ja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2426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8</text:p>
          </table:table-cell>
          <table:table-cell office:value-type="string">
            <text:p>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9</text:p>
          </table:table-cell>
          <table:table-cell table:number-columns-repeated="2" office:value-type="string">
            <text:p>va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430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3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32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4</text:p>
          </table:table-cell>
          <table:table-cell office:value-type="string">
            <text:p>preu</text:p>
          </table:table-cell>
          <table:table-cell office:value-type="string">
            <text:p>pro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5</text:p>
          </table:table-cell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243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38</text:p>
          </table:table-cell>
          <table:table-cell table:style-name="ce3" office:value-type="string">
            <text:p>ins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Transcription : ains.</text:p>
          </table:table-cell>
        </table:table-row>
        <table:table-row table:style-name="ro1">
          <table:table-cell office:value-type="string">
            <text:p>A_w_00243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0</text:p>
          </table:table-cell>
          <table:table-cell office:value-type="string">
            <text:p>vië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42</text:p>
          </table:table-cell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4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4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2445</text:p>
          </table:table-cell>
          <table:table-cell office:value-type="string">
            <text:p>a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6</text:p>
          </table:table-cell>
          <table:table-cell office:value-type="string">
            <text:p>ez</text:p>
          </table:table-cell>
          <table:table-cell office:value-type="string">
            <text:p>ez</text:p>
          </table:table-cell>
          <table:table-cell table:style-name="ce4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7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8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9</text:p>
          </table:table-cell>
          <table:table-cell office:value-type="string">
            <text:p>esperonant</text:p>
          </table:table-cell>
          <table:table-cell office:value-type="string">
            <text:p>esper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450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5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56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45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6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1</text:p>
          </table:table-cell>
          <table:table-cell office:value-type="string">
            <text:p>hautemant</text:p>
          </table:table-cell>
          <table:table-cell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3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6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65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6</text:p>
          </table:table-cell>
          <table:table-cell office:value-type="string">
            <text:p>defi</text:p>
          </table:table-cell>
          <table:table-cell office:value-type="string">
            <text:p>desf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46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8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0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7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73</text:p>
          </table:table-cell>
          <table:table-cell table:style-name="ce3" office:value-type="string">
            <text:p>et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9"/>
          <table:table-cell office:value-type="string">
            <text:p>Transcription : e.</text:p>
          </table:table-cell>
        </table:table-row>
        <table:table-row table:style-name="ro1">
          <table:table-cell office:value-type="string">
            <text:p>A_w_00247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75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76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7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8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7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0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8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8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8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5</text:p>
          </table:table-cell>
          <table:table-cell table:style-name="ce3"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Transcription : aim.</text:p>
          </table:table-cell>
        </table:table-row>
        <table:table-row table:style-name="ro1">
          <table:table-cell office:value-type="string">
            <text:p>A_w_002486</text:p>
          </table:table-cell>
          <table:table-cell office:value-type="string">
            <text:p>noiant</text:p>
          </table:table-cell>
          <table:table-cell office:value-type="string">
            <text:p>nïent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8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8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9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0</text:p>
          </table:table-cell>
          <table:table-cell table:number-columns-repeated="2" office:value-type="string">
            <text:p>on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1</text:p>
          </table:table-cell>
          <table:table-cell office:value-type="string">
            <text:p>Fernagu</text:p>
          </table:table-cell>
          <table:table-cell office:value-type="string">
            <text:p>fernag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2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3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9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9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9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7</text:p>
          </table:table-cell>
          <table:table-cell table:style-name="ce3" office:value-type="string">
            <text:p>j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j'oi. Que lemmatiser du coup ?</text:p>
          </table:table-cell>
        </table:table-row>
        <table:table-row table:style-name="ro1">
          <table:table-cell office:value-type="string">
            <text:p>A_w_00249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99</text:p>
          </table:table-cell>
          <table:table-cell table:number-columns-repeated="2" office:value-type="string">
            <text:p>t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0</text:p>
          </table:table-cell>
          <table:table-cell office:value-type="string">
            <text:p>co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02</text:p>
          </table:table-cell>
          <table:table-cell office:value-type="string">
            <text:p>lesse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03</text:p>
          </table:table-cell>
          <table:table-cell office:value-type="string">
            <text:p>corre</text:p>
          </table:table-cell>
          <table:table-cell office:value-type="string">
            <text:p>co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5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06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7</text:p>
          </table:table-cell>
          <table:table-cell office:value-type="string">
            <text:p>cor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0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10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2</text:p>
          </table:table-cell>
          <table:table-cell office:value-type="string">
            <text:p>bruiant</text:p>
          </table:table-cell>
          <table:table-cell office:value-type="string">
            <text:p>bruiant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1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4</text:p>
          </table:table-cell>
          <table:table-cell office:value-type="string">
            <text:p>chevaus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5</text:p>
          </table:table-cell>
          <table:table-cell office:value-type="string">
            <text:p>brochent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16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17</text:p>
          </table:table-cell>
          <table:table-cell office:value-type="string">
            <text:p>aïreement</text:p>
          </table:table-cell>
          <table:table-cell office:value-type="string">
            <text:p>äi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verbe äirier.</text:p>
          </table:table-cell>
        </table:table-row>
        <table:table-row table:style-name="ro2">
          <table:table-cell office:value-type="string">
            <text:p>A_w_0025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1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0</text:p>
          </table:table-cell>
          <table:table-cell office:value-type="string">
            <text:p>radour</text:p>
          </table:table-cell>
          <table:table-cell office:value-type="string">
            <text:p>rad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2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4</text:p>
          </table:table-cell>
          <table:table-cell office:value-type="string">
            <text:p>trenblent</text:p>
          </table:table-cell>
          <table:table-cell office:value-type="string">
            <text:p>tremb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5</text:p>
          </table:table-cell>
          <table:table-cell office:value-type="string">
            <text:p>Tel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6</text:p>
          </table:table-cell>
          <table:table-cell office:value-type="string">
            <text:p>noisse</text:p>
          </table:table-cell>
          <table:table-cell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7</text:p>
          </table:table-cell>
          <table:table-cell office:value-type="string">
            <text:p>mainent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0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31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2</text:p>
          </table:table-cell>
          <table:table-cell office:value-type="string">
            <text:p>samble</text:p>
          </table:table-cell>
          <table:table-cell office:value-type="string">
            <text:p>semb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33</text:p>
          </table:table-cell>
          <table:table-cell table:number-columns-repeated="2" office:value-type="string">
            <text:p>fou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5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6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7</text:p>
          </table:table-cell>
          <table:table-cell office:value-type="string">
            <text:p>vois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38</text:p>
          </table:table-cell>
          <table:table-cell office:value-type="string">
            <text:p>cheant</text:p>
          </table:table-cell>
          <table:table-cell office:value-type="string">
            <text:p>ch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0</text:p>
          </table:table-cell>
          <table:table-cell office:value-type="string">
            <text:p>lances</text:p>
          </table:table-cell>
          <table:table-cell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1</text:p>
          </table:table-cell>
          <table:table-cell office:value-type="string">
            <text:p>tindr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4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4</text:p>
          </table:table-cell>
          <table:table-cell table:number-columns-repeated="2" office:value-type="string">
            <text:p>vaillant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Dans ajouts, existe comme substantif.</text:p>
          </table:table-cell>
        </table:table-row>
        <table:table-row table:style-name="ro1">
          <table:table-cell office:value-type="string">
            <text:p>A_w_0025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6</text:p>
          </table:table-cell>
          <table:table-cell office:value-type="string">
            <text:p>confano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7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4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9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0</text:p>
          </table:table-cell>
          <table:table-cell office:value-type="string">
            <text:p>ventelant</text:p>
          </table:table-cell>
          <table:table-cell office:value-type="string">
            <text:p>vente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1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52</text:p>
          </table:table-cell>
          <table:table-cell office:value-type="string">
            <text:p>cou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4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255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5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57</text:p>
          </table:table-cell>
          <table:table-cell office:value-type="string">
            <text:p>rompent</text:p>
          </table:table-cell>
          <table:table-cell office:value-type="string">
            <text:p>romp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5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9</text:p>
          </table:table-cell>
          <table:table-cell office:value-type="string">
            <text:p>guiges</text:p>
          </table:table-cell>
          <table:table-cell office:value-type="string">
            <text:p>guich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1</text:p>
          </table:table-cell>
          <table:table-cell office:value-type="string">
            <text:p>paile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6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4</text:p>
          </table:table-cell>
          <table:table-cell office:value-type="string">
            <text:p>flou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66</text:p>
          </table:table-cell>
          <table:table-cell office:value-type="string">
            <text:p>painture</text:p>
          </table:table-cell>
          <table:table-cell office:value-type="string">
            <text:p>p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6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6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69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70</text:p>
          </table:table-cell>
          <table:table-cell table:number-columns-repeated="2" office:value-type="string">
            <text:p>av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71</text:p>
          </table:table-cell>
          <table:table-cell table:number-columns-repeated="2"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4</text:p>
          </table:table-cell>
          <table:table-cell table:style-name="ce3"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hauber.</text:p>
          </table:table-cell>
        </table:table-row>
        <table:table-row table:style-name="ro1">
          <table:table-cell office:value-type="string">
            <text:p>A_w_0025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7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77</text:p>
          </table:table-cell>
          <table:table-cell office:value-type="string">
            <text:p>mië</text:p>
          </table:table-cell>
          <table:table-cell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78</text:p>
          </table:table-cell>
          <table:table-cell office:value-type="string">
            <text:p>faussant</text:p>
          </table:table-cell>
          <table:table-cell office:value-type="string">
            <text:p>faus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9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80</text:p>
          </table:table-cell>
          <table:table-cell office:value-type="string">
            <text:p>fi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81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11" office:value-type="string">
            <text:p>ADJqua</text:p>
          </table:table-cell>
          <table:table-cell table:style-name="ce11" office:value-type="string">
            <text:p>s|m|r|p</text:p>
          </table:table-cell>
          <table:table-cell/>
        </table:table-row>
        <table:table-row table:style-name="ro1">
          <table:table-cell office:value-type="string">
            <text:p>A_w_002582</text:p>
          </table:table-cell>
          <table:table-cell office:value-type="string">
            <text:p>nen</text:p>
          </table:table-cell>
          <table:table-cell office:value-type="string">
            <text:p>ne1+en2</text:p>
          </table:table-cell>
          <table:table-cell office:value-type="string">
            <text:p>ADVneg.PROadv</text:p>
          </table:table-cell>
          <table:table-cell table:number-columns-repeated="10"/>
        </table:table-row>
        <table:table-row table:style-name="ro1">
          <table:table-cell office:value-type="string">
            <text:p>A_w_0025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84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85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2586</text:p>
          </table:table-cell>
          <table:table-cell office:value-type="string">
            <text:p>ronpant</text:p>
          </table:table-cell>
          <table:table-cell office:value-type="string">
            <text:p>romp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8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9</text:p>
          </table:table-cell>
          <table:table-cell office:value-type="string">
            <text:p>petrines</text:p>
          </table:table-cell>
          <table:table-cell office:value-type="string">
            <text:p>poitr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0</text:p>
          </table:table-cell>
          <table:table-cell office:value-type="string">
            <text:p>ploient</text:p>
          </table:table-cell>
          <table:table-cell office:value-type="string">
            <text:p>plo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3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4</text:p>
          </table:table-cell>
          <table:table-cell office:value-type="string">
            <text:p>Outre</text:p>
          </table:table-cell>
          <table:table-cell office:value-type="string">
            <text:p>ou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97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98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00</text:p>
          </table:table-cell>
          <table:table-cell office:value-type="string">
            <text:p>quitemant</text:p>
          </table:table-cell>
          <table:table-cell office:value-type="string">
            <text:p>qu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0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0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3</text:p>
          </table:table-cell>
          <table:table-cell table:number-columns-repeated="2"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0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0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6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0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60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0</text:p>
          </table:table-cell>
          <table:table-cell office:value-type="string">
            <text:p>perdu</text:p>
          </table:table-cell>
          <table:table-cell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1</text:p>
          </table:table-cell>
          <table:table-cell office:value-type="string">
            <text:p>nïant</text:p>
          </table:table-cell>
          <table:table-cell office:value-type="string">
            <text:p>nïent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12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61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5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17</text:p>
          </table:table-cell>
          <table:table-cell office:value-type="string">
            <text:p>vo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8</text:p>
          </table:table-cell>
          <table:table-cell office:value-type="string">
            <text:p>mervoille</text:p>
          </table:table-cell>
          <table:table-cell office:value-type="string">
            <text:p>merve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62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2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2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2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5</text:p>
          </table:table-cell>
          <table:table-cell office:value-type="string">
            <text:p>tenus</text:p>
          </table:table-cell>
          <table:table-cell office:value-type="string">
            <text:p>ten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626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2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9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0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63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632</text:p>
          </table:table-cell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3</text:p>
          </table:table-cell>
          <table:table-cell office:value-type="string">
            <text:p>garnemant</text:p>
          </table:table-cell>
          <table:table-cell office:value-type="string">
            <text:p>garn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6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3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3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41</text:p>
          </table:table-cell>
          <table:table-cell office:value-type="string">
            <text:p>couardant</text:p>
          </table:table-cell>
          <table:table-cell office:value-type="string">
            <text:p>cöard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5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65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51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2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3</text:p>
          </table:table-cell>
          <table:table-cell office:value-type="string">
            <text:p>lu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4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6</text:p>
          </table:table-cell>
          <table:table-cell office:value-type="string">
            <text:p>nasal</text:p>
          </table:table-cell>
          <table:table-cell office:value-type="string">
            <text:p>na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7</text:p>
          </table:table-cell>
          <table:table-cell table:style-name="ce3" office:value-type="string">
            <text:p>lí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Transcription : li.</text:p>
          </table:table-cell>
        </table:table-row>
        <table:table-row table:style-name="ro1">
          <table:table-cell office:value-type="string">
            <text:p>A_w_0026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59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6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6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3</text:p>
          </table:table-cell>
          <table:table-cell table:number-columns-repeated="2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4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66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8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0</text:p>
          </table:table-cell>
          <table:table-cell office:value-type="string">
            <text:p>chié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1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2</text:p>
          </table:table-cell>
          <table:table-cell table:number-columns-repeated="2" office:value-type="string">
            <text:p>b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674</text:p>
          </table:table-cell>
          <table:table-cell office:value-type="string">
            <text:p>al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75</text:p>
          </table:table-cell>
          <table:table-cell office:value-type="string">
            <text:p>dessevrant</text:p>
          </table:table-cell>
          <table:table-cell office:value-type="string">
            <text:p>dessev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7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77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78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7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8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8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8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683</text:p>
          </table:table-cell>
          <table:table-cell office:value-type="string">
            <text:p>ment</text:p>
          </table:table-cell>
          <table:table-cell office:value-type="string">
            <text:p>m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85</text:p>
          </table:table-cell>
          <table:table-cell office:value-type="string">
            <text:p>vitement</text:p>
          </table:table-cell>
          <table:table-cell office:value-type="string">
            <text:p>vis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7</text:p>
          </table:table-cell>
          <table:table-cell office:value-type="string">
            <text:p>sauluz</text:p>
          </table:table-cell>
          <table:table-cell office:value-type="string">
            <text:p>sali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68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89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9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92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3</text:p>
          </table:table-cell>
          <table:table-cell office:value-type="string">
            <text:p>mos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4</text:p>
          </table:table-cell>
          <table:table-cell table:style-name="ce3" office:value-type="string">
            <text:p>coml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95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96</text:p>
          </table:table-cell>
          <table:table-cell office:value-type="string">
            <text:p>vallant</text:p>
          </table:table-cell>
          <table:table-cell office:value-type="string">
            <text:p>val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Subst ?</text:p>
          </table:table-cell>
        </table:table-row>
        <table:table-row table:style-name="ro1">
          <table:table-cell office:value-type="string">
            <text:p>A_w_002697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698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69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1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70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3</text:p>
          </table:table-cell>
          <table:table-cell office:value-type="string">
            <text:p>sachant</text:p>
          </table:table-cell>
          <table:table-cell office:value-type="string">
            <text:p>sav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4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05</text:p>
          </table:table-cell>
          <table:table-cell office:value-type="string">
            <text:p>beste</text:p>
          </table:table-cell>
          <table:table-cell office:value-type="string">
            <text:p>b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6</text:p>
          </table:table-cell>
          <table:table-cell office:value-type="string">
            <text:p>mue</text:p>
          </table:table-cell>
          <table:table-cell office:value-type="string">
            <text:p>mien 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7</text:p>
          </table:table-cell>
          <table:table-cell office:value-type="string">
            <text:p>tuez</text:p>
          </table:table-cell>
          <table:table-cell office:value-type="string">
            <text:p>tü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708</text:p>
          </table:table-cell>
          <table:table-cell table:style-name="ce3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sifaitierement pour les deux ?</text:p>
          </table:table-cell>
        </table:table-row>
        <table:table-row table:style-name="ro1">
          <table:table-cell office:value-type="string">
            <text:p>A_w_002709</text:p>
          </table:table-cell>
          <table:table-cell table:style-name="ce3" office:value-type="string">
            <text:p>fetement</text:p>
          </table:table-cell>
          <table:table-cell office:value-type="string">
            <text:p>sifait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sifaitierement pour les deux ?</text:p>
          </table:table-cell>
        </table:table-row>
        <table:table-row table:style-name="ro1">
          <table:table-cell office:value-type="string">
            <text:p>A_w_00271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2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3</text:p>
          </table:table-cell>
          <table:table-cell office:value-type="string">
            <text:p>lessiés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714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7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16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20</text:p>
          </table:table-cell>
          <table:table-cell office:value-type="string">
            <text:p>prodome</text:p>
          </table:table-cell>
          <table:table-cell office:value-type="string">
            <text:p>prod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1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2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23</text:p>
          </table:table-cell>
          <table:table-cell office:value-type="string">
            <text:p>avillement</text:p>
          </table:table-cell>
          <table:table-cell office:value-type="string">
            <text:p>avi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25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2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7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29</text:p>
          </table:table-cell>
          <table:table-cell office:value-type="string">
            <text:p>cravant</text:p>
          </table:table-cell>
          <table:table-cell office:value-type="string">
            <text:p>cravant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30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3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34</text:p>
          </table:table-cell>
          <table:table-cell office:value-type="string">
            <text:p>pren</text:p>
          </table:table-cell>
          <table:table-cell office:value-type="string">
            <text:p>prend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3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6</text:p>
          </table:table-cell>
          <table:table-cell office:value-type="string">
            <text:p>crueil</text:p>
          </table:table-cell>
          <table:table-cell office:value-type="string">
            <text:p>crü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37</text:p>
          </table:table-cell>
          <table:table-cell office:value-type="string">
            <text:p>vengement</text:p>
          </table:table-cell>
          <table:table-cell office:value-type="string">
            <text:p>veng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3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9</text:p>
          </table:table-cell>
          <table:table-cell table:number-columns-repeated="2" office:value-type="string">
            <text:p>t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0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741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4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44</text:p>
          </table:table-cell>
          <table:table-cell office:value-type="string">
            <text:p>ir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45</text:p>
          </table:table-cell>
          <table:table-cell office:value-type="string">
            <text:p>gabant</text:p>
          </table:table-cell>
          <table:table-cell office:value-type="string">
            <text:p>gab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4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749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5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1</text:p>
          </table:table-cell>
          <table:table-cell table:number-columns-repeated="2"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2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53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55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6</text:p>
          </table:table-cell>
          <table:table-cell office:value-type="string">
            <text:p>ataing</text:p>
          </table:table-cell>
          <table:table-cell office:value-type="string">
            <text:p>at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58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9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0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62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3</text:p>
          </table:table-cell>
          <table:table-cell office:value-type="string">
            <text:p>meïsme</text:p>
          </table:table-cell>
          <table:table-cell office:value-type="string">
            <text:p>mëism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4</text:p>
          </table:table-cell>
          <table:table-cell office:value-type="string">
            <text:p>meterai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65</text:p>
          </table:table-cell>
          <table:table-cell office:value-type="string">
            <text:p>g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7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6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276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9</text:p>
          </table:table-cell>
          <table:table-cell office:value-type="string">
            <text:p>fuerre</text:p>
          </table:table-cell>
          <table:table-cell office:value-type="string">
            <text:p>fuerr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0</text:p>
          </table:table-cell>
          <table:table-cell office:value-type="string">
            <text:p>sache</text:p>
          </table:table-cell>
          <table:table-cell office:value-type="string">
            <text:p>sachi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1</text:p>
          </table:table-cell>
          <table:table-cell office:value-type="string">
            <text:p>courou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7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75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7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7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82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84</text:p>
          </table:table-cell>
          <table:table-cell office:value-type="string">
            <text:p>pier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86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87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8</text:p>
          </table:table-cell>
          <table:table-cell office:value-type="string">
            <text:p>abatant</text:p>
          </table:table-cell>
          <table:table-cell office:value-type="string">
            <text:p>a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790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791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9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4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9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797</text:p>
          </table:table-cell>
          <table:table-cell table:number-columns-repeated="2" office:value-type="string">
            <text:p>jusqu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27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0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03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5</text:p>
          </table:table-cell>
          <table:table-cell office:value-type="string">
            <text:p>bruiant</text:p>
          </table:table-cell>
          <table:table-cell office:value-type="string">
            <text:p>bruiant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6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807</text:p>
          </table:table-cell>
          <table:table-cell office:value-type="string">
            <text:p>iiii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8</text:p>
          </table:table-cell>
          <table:table-cell office:value-type="string">
            <text:p>piés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0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1</text:p>
          </table:table-cell>
          <table:table-cell office:value-type="string">
            <text:p>antra</text:p>
          </table:table-cell>
          <table:table-cell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1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13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28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5</text:p>
          </table:table-cell>
          <table:table-cell table:number-columns-repeated="2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7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19</text:p>
          </table:table-cell>
          <table:table-cell office:value-type="string">
            <text:p>cuvert</text:p>
          </table:table-cell>
          <table:table-cell office:value-type="string">
            <text:p>culver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20</text:p>
          </table:table-cell>
          <table:table-cell office:value-type="string">
            <text:p>mescreant</text:p>
          </table:table-cell>
          <table:table-cell office:value-type="string">
            <text:p>mescrë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8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2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4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5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6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27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8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2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33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4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6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7</text:p>
          </table:table-cell>
          <table:table-cell office:value-type="string">
            <text:p>sainte</text:p>
          </table:table-cell>
          <table:table-cell office:value-type="string">
            <text:p>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8</text:p>
          </table:table-cell>
          <table:table-cell office:value-type="string">
            <text:p>Marie</text:p>
          </table:table-cell>
          <table:table-cell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9</text:p>
          </table:table-cell>
          <table:table-cell office:value-type="string">
            <text:p>garissés</text:p>
          </table:table-cell>
          <table:table-cell office:value-type="string">
            <text:p>ga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84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2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44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4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47</text:p>
          </table:table-cell>
          <table:table-cell office:value-type="string">
            <text:p>so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848</text:p>
          </table:table-cell>
          <table:table-cell office:value-type="string">
            <text:p>merveillant</text:p>
          </table:table-cell>
          <table:table-cell office:value-type="string">
            <text:p>merveill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4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5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3</text:p>
          </table:table-cell>
          <table:table-cell office:value-type="string">
            <text:p>deso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54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5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7</text:p>
          </table:table-cell>
          <table:table-cell office:value-type="string">
            <text:p>sau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5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6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3</text:p>
          </table:table-cell>
          <table:table-cell office:value-type="string">
            <text:p>sorjornant</text:p>
          </table:table-cell>
          <table:table-cell office:value-type="string">
            <text:p>sejor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6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5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67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68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6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0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2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3</text:p>
          </table:table-cell>
          <table:table-cell office:value-type="string">
            <text:p>a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4</text:p>
          </table:table-cell>
          <table:table-cell office:value-type="string">
            <text:p>alé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87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77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8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883</text:p>
          </table:table-cell>
          <table:table-cell office:value-type="string">
            <text:p>aïrement</text:p>
          </table:table-cell>
          <table:table-cell office:value-type="string">
            <text:p>äi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4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6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7</text:p>
          </table:table-cell>
          <table:table-cell office:value-type="string">
            <text:p>burni</text:p>
          </table:table-cell>
          <table:table-cell office:value-type="string">
            <text:p>bru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889</text:p>
          </table:table-cell>
          <table:table-cell office:value-type="string">
            <text:p>flanboiant</text:p>
          </table:table-cell>
          <table:table-cell office:value-type="string">
            <text:p>flamb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9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9"/>
          <table:table-cell office:value-type="string">
            <text:p>Transcription : un.</text:p>
          </table:table-cell>
        </table:table-row>
        <table:table-row table:style-name="ro1">
          <table:table-cell office:value-type="string">
            <text:p>A_w_002892</text:p>
          </table:table-cell>
          <table:table-cell office:value-type="string">
            <text:p>quartier</text:p>
          </table:table-cell>
          <table:table-cell office:value-type="string">
            <text:p>car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3</text:p>
          </table:table-cell>
          <table:table-cell office:value-type="string">
            <text:p>contreval</text:p>
          </table:table-cell>
          <table:table-cell office:value-type="string">
            <text:p>contreva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9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95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6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9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0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1</text:p>
          </table:table-cell>
          <table:table-cell office:value-type="string">
            <text:p>jasarant</text:p>
          </table:table-cell>
          <table:table-cell office:value-type="string">
            <text:p>jazere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90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4</text:p>
          </table:table-cell>
          <table:table-cell office:value-type="string">
            <text:p>ourleüre</text:p>
          </table:table-cell>
          <table:table-cell office:value-type="string">
            <text:p>orlë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5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6</text:p>
          </table:table-cell>
          <table:table-cell office:value-type="string">
            <text:p>mitié</text:p>
          </table:table-cell>
          <table:table-cell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908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09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1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3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29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1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6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7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1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0</text:p>
          </table:table-cell>
          <table:table-cell office:value-type="string">
            <text:p>eü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21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2</text:p>
          </table:table-cell>
          <table:table-cell office:value-type="string">
            <text:p>tresto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23</text:p>
          </table:table-cell>
          <table:table-cell office:value-type="string">
            <text:p>outreement</text:p>
          </table:table-cell>
          <table:table-cell office:value-type="string">
            <text:p>out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verbe outrer.</text:p>
          </table:table-cell>
        </table:table-row>
        <table:table-row table:style-name="ro1">
          <table:table-cell office:value-type="string">
            <text:p>A_w_00292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2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26</text:p>
          </table:table-cell>
          <table:table-cell office:value-type="string">
            <text:p>reprent</text:p>
          </table:table-cell>
          <table:table-cell office:value-type="string">
            <text:p>re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2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30</text:p>
          </table:table-cell>
          <table:table-cell office:value-type="string">
            <text:p>couroçous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32</text:p>
          </table:table-cell>
          <table:table-cell table:number-columns-repeated="2" office:value-type="string">
            <text:p>vaill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3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34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3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7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38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39</text:p>
          </table:table-cell>
          <table:table-cell office:value-type="string">
            <text:p>esparnant</text:p>
          </table:table-cell>
          <table:table-cell office:value-type="string">
            <text:p>espar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0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41</text:p>
          </table:table-cell>
          <table:table-cell office:value-type="string">
            <text:p>co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3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4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4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47</text:p>
          </table:table-cell>
          <table:table-cell office:value-type="string">
            <text:p>travaillant</text:p>
          </table:table-cell>
          <table:table-cell office:value-type="string">
            <text:p>travaill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948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4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0</text:p>
          </table:table-cell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2</text:p>
          </table:table-cell>
          <table:table-cell office:value-type="string">
            <text:p>vau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53</text:p>
          </table:table-cell>
          <table:table-cell table:number-columns-repeated="2"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4</text:p>
          </table:table-cell>
          <table:table-cell office:value-type="string">
            <text:p>noïant</text:p>
          </table:table-cell>
          <table:table-cell office:value-type="string">
            <text:p>nïent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56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8</text:p>
          </table:table-cell>
          <table:table-cell office:value-type="string">
            <text:p>tranchent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59</text:p>
          </table:table-cell>
          <table:table-cell office:value-type="string">
            <text:p>quanque</text:p>
          </table:table-cell>
          <table:table-cell office:value-type="string">
            <text:p>cantque|cant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0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61</text:p>
          </table:table-cell>
          <table:table-cell office:value-type="string">
            <text:p>ataignant</text:p>
          </table:table-cell>
          <table:table-cell office:value-type="string">
            <text:p>ataind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3</text:p>
          </table:table-cell>
          <table:table-cell office:value-type="string">
            <text:p>hauber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4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65</text:p>
          </table:table-cell>
          <table:table-cell table:number-columns-repeated="2" office:value-type="string">
            <text:p>du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66</text:p>
          </table:table-cell>
          <table:table-cell office:value-type="string">
            <text:p>desronpant</text:p>
          </table:table-cell>
          <table:table-cell office:value-type="string">
            <text:p>desromp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9</text:p>
          </table:table-cell>
          <table:table-cell office:value-type="string">
            <text:p>cheen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297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2</text:p>
          </table:table-cell>
          <table:table-cell office:value-type="string">
            <text:p>erbe</text:p>
          </table:table-cell>
          <table:table-cell office:value-type="string">
            <text:p>e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3</text:p>
          </table:table-cell>
          <table:table-cell office:value-type="string">
            <text:p>verdoiant</text:p>
          </table:table-cell>
          <table:table-cell office:value-type="string">
            <text:p>verd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75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7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77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78</text:p>
          </table:table-cell>
          <table:table-cell office:value-type="string">
            <text:p>lentemant</text:p>
          </table:table-cell>
          <table:table-cell office:value-type="string">
            <text:p>l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lent1.</text:p>
          </table:table-cell>
        </table:table-row>
        <table:table-row table:style-name="ro1">
          <table:table-cell office:value-type="string">
            <text:p>A_w_00297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81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82</text:p>
          </table:table-cell>
          <table:table-cell office:value-type="string">
            <text:p>plain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98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85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87</text:p>
          </table:table-cell>
          <table:table-cell office:value-type="string">
            <text:p>duronda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8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1</text:p>
          </table:table-cell>
          <table:table-cell office:value-type="string">
            <text:p>reboisant</text:p>
          </table:table-cell>
          <table:table-cell office:value-type="string">
            <text:p>rebois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2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93</text:p>
          </table:table-cell>
          <table:table-cell office:value-type="string">
            <text:p>couro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6</text:p>
          </table:table-cell>
          <table:table-cell office:value-type="string">
            <text:p>afebloiant</text:p>
          </table:table-cell>
          <table:table-cell office:value-type="string">
            <text:p>afebl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7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99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0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1</text:p>
          </table:table-cell>
          <table:table-cell office:value-type="string">
            <text:p>tretot</text:p>
          </table:table-cell>
          <table:table-cell office:value-type="string">
            <text:p>tresto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00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3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5</text:p>
          </table:table-cell>
          <table:table-cell office:value-type="string">
            <text:p>mant</text:p>
          </table:table-cell>
          <table:table-cell office:value-type="string">
            <text:p>m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0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007</text:p>
          </table:table-cell>
          <table:table-cell office:value-type="string">
            <text:p>croiez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00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9</text:p>
          </table:table-cell>
          <table:table-cell office:value-type="string">
            <text:p>jete</text:p>
          </table:table-cell>
          <table:table-cell office:value-type="string">
            <text:p>je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0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011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12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4</text:p>
          </table:table-cell>
          <table:table-cell office:value-type="string">
            <text:p>praïre</text:p>
          </table:table-cell>
          <table:table-cell office:value-type="string">
            <text:p>pri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6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017</text:p>
          </table:table-cell>
          <table:table-cell office:value-type="string">
            <text:p>escordremant</text:p>
          </table:table-cell>
          <table:table-cell office:value-type="string">
            <text:p>escordemen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1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1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20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2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02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3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4</text:p>
          </table:table-cell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5</text:p>
          </table:table-cell>
          <table:table-cell office:value-type="string">
            <text:p>gia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7</text:p>
          </table:table-cell>
          <table:table-cell table:number-columns-repeated="2" office:value-type="string">
            <text:p>h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9</text:p>
          </table:table-cell>
          <table:table-cell office:value-type="string">
            <text:p>fame</text:p>
          </table:table-cell>
          <table:table-cell office:value-type="string">
            <text:p>fe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0</text:p>
          </table:table-cell>
          <table:table-cell office:value-type="string">
            <text:p>fai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03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2</text:p>
          </table:table-cell>
          <table:table-cell office:value-type="string">
            <text:p>to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3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303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7</text:p>
          </table:table-cell>
          <table:table-cell office:value-type="string">
            <text:p>virge</text:p>
          </table:table-cell>
          <table:table-cell office:value-type="string">
            <text:p>virge</text:p>
          </table:table-cell>
          <table:table-cell table:style-name="ce5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J'ai mis NOMpro ici.</text:p>
          </table:table-cell>
        </table:table-row>
        <table:table-row table:style-name="ro1">
          <table:table-cell office:value-type="string">
            <text:p>A_w_003038</text:p>
          </table:table-cell>
          <table:table-cell office:value-type="string">
            <text:p>nasqui</text:p>
          </table:table-cell>
          <table:table-cell office:value-type="string">
            <text:p>na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039</text:p>
          </table:table-cell>
          <table:table-cell office:value-type="string">
            <text:p>a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40</text:p>
          </table:table-cell>
          <table:table-cell office:value-type="string">
            <text:p>Belïant</text:p>
          </table:table-cell>
          <table:table-cell office:value-type="string">
            <text:p>betli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1</text:p>
          </table:table-cell>
          <table:table-cell office:value-type="string">
            <text:p>he</text:p>
          </table:table-cell>
          <table:table-cell office:value-type="string">
            <text:p>e2</text:p>
          </table:table-cell>
          <table:table-cell office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>
            <text:p>A_w_003042</text:p>
          </table:table-cell>
          <table:table-cell office:value-type="string">
            <text:p>vras</text:p>
          </table:table-cell>
          <table:table-cell office:value-type="string">
            <text:p>vera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43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44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45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>
            <text:p>A_w_003046</text:p>
          </table:table-cell>
          <table:table-cell office:value-type="string">
            <text:p>j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3047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48</text:p>
          </table:table-cell>
          <table:table-cell office:value-type="string">
            <text:p>fermemant</text:p>
          </table:table-cell>
          <table:table-cell office:value-type="string">
            <text:p>ferm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ferm.</text:p>
          </table:table-cell>
        </table:table-row>
        <table:table-row table:style-name="ro1">
          <table:table-cell office:value-type="string">
            <text:p>A_w_00304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0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52</text:p>
          </table:table-cell>
          <table:table-cell table:number-columns-repeated="2" office:value-type="string">
            <text:p>v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05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5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56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7</text:p>
          </table:table-cell>
          <table:table-cell office:value-type="string">
            <text:p>disant</text:p>
          </table:table-cell>
          <table:table-cell office:value-type="string">
            <text:p>d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8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05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6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6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63</text:p>
          </table:table-cell>
          <table:table-cell table:style-name="ce3" office:value-type="string">
            <text:p>j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9"/>
          <table:table-cell office:value-type="string">
            <text:p>Transcription : i.</text:p>
          </table:table-cell>
        </table:table-row>
        <table:table-row table:style-name="ro1">
          <table:table-cell office:value-type="string">
            <text:p>A_w_003064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6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67</text:p>
          </table:table-cell>
          <table:table-cell table:style-name="ce3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convertis.</text:p>
          </table:table-cell>
        </table:table-row>
        <table:table-row table:style-name="ro1">
          <table:table-cell office:value-type="string">
            <text:p>A_w_003068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0</text:p>
          </table:table-cell>
          <table:table-cell office:value-type="string">
            <text:p>tirant</text:p>
          </table:table-cell>
          <table:table-cell office:value-type="string">
            <text:p>tir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2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3</text:p>
          </table:table-cell>
          <table:table-cell office:value-type="string">
            <text:p>baise</text:p>
          </table:table-cell>
          <table:table-cell office:value-type="string">
            <text:p>ba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7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07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77</text:p>
          </table:table-cell>
          <table:table-cell office:value-type="string">
            <text:p>levé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307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79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0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8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2</text:p>
          </table:table-cell>
          <table:table-cell table:number-columns-repeated="2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84</text:p>
          </table:table-cell>
          <table:table-cell office:value-type="string">
            <text:p>mis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7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8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9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1</text:p>
          </table:table-cell>
          <table:table-cell office:value-type="string">
            <text:p>baro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2</text:p>
          </table:table-cell>
          <table:table-cell office:value-type="string">
            <text:p>combautre</text:p>
          </table:table-cell>
          <table:table-cell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093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0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95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98</text:p>
          </table:table-cell>
          <table:table-cell office:value-type="string">
            <text:p>avoi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099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 office:value-type="string">
            <text:p>A_w_003100</text:p>
          </table:table-cell>
          <table:table-cell table:number-columns-repeated="2" office:value-type="string">
            <text:p>tant</text:p>
          </table:table-cell>
          <table:table-cell table:style-name="ce8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1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03</text:p>
          </table:table-cell>
          <table:table-cell office:value-type="string">
            <text:p>poissen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04</text:p>
          </table:table-cell>
          <table:table-cell office:value-type="string">
            <text:p>couvrir</text:p>
          </table:table-cell>
          <table:table-cell office:value-type="string">
            <text:p>cov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105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6</text:p>
          </table:table-cell>
          <table:table-cell office:value-type="string">
            <text:p>pis</text:p>
          </table:table-cell>
          <table:table-cell office:value-type="string">
            <text:p>p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7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8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1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1</text:p>
          </table:table-cell>
          <table:table-cell office:value-type="string">
            <text:p>esto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2</text:p>
          </table:table-cell>
          <table:table-cell office:value-type="string">
            <text:p>orgeillous</text:p>
          </table:table-cell>
          <table:table-cell office:value-type="string">
            <text:p>orgoill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1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14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11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1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7</text:p>
          </table:table-cell>
          <table:table-cell office:value-type="string">
            <text:p>requierent</text:p>
          </table:table-cell>
          <table:table-cell office:value-type="string">
            <text:p>re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9</text:p>
          </table:table-cell>
          <table:table-cell office:value-type="string">
            <text:p>nobile</text:p>
          </table:table-cell>
          <table:table-cell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20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2</text:p>
          </table:table-cell>
          <table:table-cell office:value-type="string">
            <text:p>qua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25</text:p>
          </table:table-cell>
          <table:table-cell office:value-type="string">
            <text:p>escria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2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27</text:p>
          </table:table-cell>
          <table:table-cell table:number-columns-repeated="2"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28</text:p>
          </table:table-cell>
          <table:table-cell office:value-type="string">
            <text:p>ton</text:p>
          </table:table-cell>
          <table:table-cell office:value-type="string">
            <text:p>to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29</text:p>
          </table:table-cell>
          <table:table-cell table:style-name="ce6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OUT</text:p>
          </table:table-cell>
          <table:table-cell table:number-columns-repeated="9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3130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131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132</text:p>
          </table:table-cell>
          <table:table-cell office:value-type="string">
            <text:p>quar</text:p>
          </table:table-cell>
          <table:table-cell office:value-type="string">
            <text:p>car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133</text:p>
          </table:table-cell>
          <table:table-cell office:value-type="string">
            <text:p>relenquis</text:p>
          </table:table-cell>
          <table:table-cell office:value-type="string">
            <text:p>relenq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34</text:p>
          </table:table-cell>
          <table:table-cell office:value-type="string">
            <text:p>Mahom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11" office:value-type="string">
            <text:p>s|m|n</text:p>
          </table:table-cell>
          <table:table-cell/>
        </table:table-row>
        <table:table-row table:style-name="ro1">
          <table:table-cell office:value-type="string">
            <text:p>A_w_00313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36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3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38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40</text:p>
          </table:table-cell>
          <table:table-cell office:value-type="string">
            <text:p>sofri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1</text:p>
          </table:table-cell>
          <table:table-cell office:value-type="string">
            <text:p>pasïon</text:p>
          </table:table-cell>
          <table:table-cell office:value-type="string">
            <text:p>passï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2</text:p>
          </table:table-cell>
          <table:table-cell office:value-type="string">
            <text:p>ber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143</text:p>
          </table:table-cell>
          <table:table-cell table:number-columns-repeated="2" office:value-type="string">
            <text:p>car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144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5</text:p>
          </table:table-cell>
          <table:table-cell office:value-type="string">
            <text:p>fai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148</text:p>
          </table:table-cell>
          <table:table-cell office:value-type="string">
            <text:p>reçoif</text:p>
          </table:table-cell>
          <table:table-cell office:value-type="string">
            <text:p>rec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50</text:p>
          </table:table-cell>
          <table:table-cell office:value-type="string">
            <text:p>don</text:p>
          </table:table-cell>
          <table:table-cell office:value-type="string">
            <text:p>don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1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53</text:p>
          </table:table-cell>
          <table:table-cell office:value-type="string">
            <text:p>Bels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5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57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8</text:p>
          </table:table-cell>
          <table:table-cell office:value-type="string">
            <text:p>Karlon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9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0</text:p>
          </table:table-cell>
          <table:table-cell office:value-type="string">
            <text:p>cousine</text:p>
          </table:table-cell>
          <table:table-cell office:value-type="string">
            <text:p>cos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2</text:p>
          </table:table-cell>
          <table:table-cell office:value-type="string">
            <text:p>germaine</text:p>
          </table:table-cell>
          <table:table-cell office:value-type="string">
            <text:p>germ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63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5</text:p>
          </table:table-cell>
          <table:table-cell table:number-columns-repeated="2"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6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7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8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9</text:p>
          </table:table-cell>
          <table:table-cell office:value-type="string">
            <text:p>dons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70</text:p>
          </table:table-cell>
          <table:table-cell office:value-type="string">
            <text:p>sens</text:p>
          </table:table-cell>
          <table:table-cell table:style-name="ce7" office:value-type="string">
            <text:p>san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71</text:p>
          </table:table-cell>
          <table:table-cell office:value-type="string">
            <text:p>nule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72</text:p>
          </table:table-cell>
          <table:table-cell office:value-type="string">
            <text:p>traïson</text:p>
          </table:table-cell>
          <table:table-cell office:value-type="string">
            <text:p>trä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7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4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6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7</text:p>
          </table:table-cell>
          <table:table-cell office:value-type="string">
            <text:p>soromes</text:p>
          </table:table-cell>
          <table:table-cell office:value-type="string">
            <text:p>estre1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78</text:p>
          </table:table-cell>
          <table:table-cell office:value-type="string">
            <text:p>compaignon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80</text:p>
          </table:table-cell>
          <table:table-cell office:value-type="string">
            <text:p>conquerons</text:p>
          </table:table-cell>
          <table:table-cell office:value-type="string">
            <text:p>con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8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2</text:p>
          </table:table-cell>
          <table:table-cell office:value-type="string">
            <text:p>chautiax</text:p>
          </table:table-cell>
          <table:table-cell office:value-type="string">
            <text:p>cha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4</text:p>
          </table:table-cell>
          <table:table-cell office:value-type="string">
            <text:p>dongon</text:p>
          </table:table-cell>
          <table:table-cell office:value-type="string">
            <text:p>donj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18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88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90</text:p>
          </table:table-cell>
          <table:table-cell office:value-type="string">
            <text:p>qu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 : un.</text:p>
          </table:table-cell>
        </table:table-row>
        <table:table-row table:style-name="ro1">
          <table:table-cell office:value-type="string">
            <text:p>A_w_003192</text:p>
          </table:table-cell>
          <table:table-cell office:value-type="string">
            <text:p>esperon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9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5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96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7</text:p>
          </table:table-cell>
          <table:table-cell office:value-type="string">
            <text:p>plé</text:p>
          </table:table-cell>
          <table:table-cell office:value-type="string">
            <text:p>pla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99</text:p>
          </table:table-cell>
          <table:table-cell office:value-type="string">
            <text:p>bricon</text:p>
          </table:table-cell>
          <table:table-cell office:value-type="string">
            <text:p>brico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0</text:p>
          </table:table-cell>
          <table:table-cell office:value-type="string">
            <text:p>male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01</text:p>
          </table:table-cell>
          <table:table-cell table:number-columns-repeated="2"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03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20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6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07</text:p>
          </table:table-cell>
          <table:table-cell office:value-type="string">
            <text:p>clerçon</text:p>
          </table:table-cell>
          <table:table-cell office:value-type="string">
            <text:p>clerj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8</text:p>
          </table:table-cell>
          <table:table-cell office:value-type="string">
            <text:p>faillé</text:p>
          </table:table-cell>
          <table:table-cell office:value-type="string">
            <text:p>fal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9</text:p>
          </table:table-cell>
          <table:table-cell office:value-type="string">
            <text:p>av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321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11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2</text:p>
          </table:table-cell>
          <table:table-cell office:value-type="string">
            <text:p>primier</text:p>
          </table:table-cell>
          <table:table-cell office:value-type="string">
            <text:p>premier</text:p>
          </table:table-cell>
          <table:table-cell office:value-type="string">
            <text:p>ADJ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3</text:p>
          </table:table-cell>
          <table:table-cell table:number-columns-repeated="2" office:value-type="string">
            <text:p>serm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15</text:p>
          </table:table-cell>
          <table:table-cell office:value-type="string">
            <text:p>sav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216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1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18</text:p>
          </table:table-cell>
          <table:table-cell office:value-type="string">
            <text:p>lire</text:p>
          </table:table-cell>
          <table:table-cell office:value-type="string">
            <text:p>lire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1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0</text:p>
          </table:table-cell>
          <table:table-cell table:number-columns-repeated="2" office:value-type="string">
            <text:p>le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1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2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24</text:p>
          </table:table-cell>
          <table:table-cell office:value-type="string">
            <text:p>metre</text:p>
          </table:table-cell>
          <table:table-cell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22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8</text:p>
          </table:table-cell>
          <table:table-cell office:value-type="string">
            <text:p>apenron</text:p>
          </table:table-cell>
          <table:table-cell office:value-type="string">
            <text:p>aprend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229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30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2</text:p>
          </table:table-cell>
          <table:table-cell office:value-type="string">
            <text:p>pui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33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32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35</text:p>
          </table:table-cell>
          <table:table-cell office:value-type="string">
            <text:p>bandon</text:p>
          </table:table-cell>
          <table:table-cell office:value-type="string">
            <text:p>band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6</text:p>
          </table:table-cell>
          <table:table-cell office:value-type="string">
            <text:p>g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323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8</text:p>
          </table:table-cell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3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40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1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2</text:p>
          </table:table-cell>
          <table:table-cell office:value-type="string">
            <text:p>reon</text:p>
          </table:table-cell>
          <table:table-cell office:value-type="string">
            <text:p>roi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44</text:p>
          </table:table-cell>
          <table:table-cell office:value-type="string">
            <text:p>pora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45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4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47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8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9</text:p>
          </table:table-cell>
          <table:table-cell table:number-columns-repeated="2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50</text:p>
          </table:table-cell>
          <table:table-cell office:value-type="string">
            <text:p>vien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51</text:p>
          </table:table-cell>
          <table:table-cell table:number-columns-repeated="2" office:value-type="string">
            <text:p>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52</text:p>
          </table:table-cell>
          <table:table-cell table:number-columns-repeated="2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53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5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5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56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5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9</text:p>
          </table:table-cell>
          <table:table-cell office:value-type="string">
            <text:p>entant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61</text:p>
          </table:table-cell>
          <table:table-cell office:value-type="string">
            <text:p>taint</text:p>
          </table:table-cell>
          <table:table-cell office:value-type="string">
            <text:p>t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2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63</text:p>
          </table:table-cell>
          <table:table-cell table:number-columns-repeated="2" office:value-type="string">
            <text:p>charb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6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6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67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8</text:p>
          </table:table-cell>
          <table:table-cell office:value-type="string">
            <text:p>sachi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26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70</text:p>
          </table:table-cell>
          <table:table-cell office:value-type="string">
            <text:p>cou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1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7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273</text:p>
          </table:table-cell>
          <table:table-cell office:value-type="string">
            <text:p>poise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74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7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76</text:p>
          </table:table-cell>
          <table:table-cell table:style-name="ce5"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7</text:p>
          </table:table-cell>
          <table:table-cell table:style-name="ce5" office:value-type="string">
            <text:p>o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78</text:p>
          </table:table-cell>
          <table:table-cell table:style-name="ce5" office:value-type="string">
            <text:p>contralïer</text:p>
          </table:table-cell>
          <table:table-cell office:value-type="string">
            <text:p>contrar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80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1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283</text:p>
          </table:table-cell>
          <table:table-cell office:value-type="string">
            <text:p>pung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28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86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7</text:p>
          </table:table-cell>
          <table:table-cell office:value-type="string">
            <text:p>mer</text:p>
          </table:table-cell>
          <table:table-cell office:value-type="string">
            <text:p>m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8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8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9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1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2</text:p>
          </table:table-cell>
          <table:table-cell office:value-type="string">
            <text:p>vergier</text:p>
          </table:table-cell>
          <table:table-cell office:value-type="string">
            <text:p>vergi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9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94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96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298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99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00</text:p>
          </table:table-cell>
          <table:table-cell office:value-type="string">
            <text:p>trebuchier</text:p>
          </table:table-cell>
          <table:table-cell office:value-type="string">
            <text:p>treb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302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303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0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11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30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3306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3307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08</text:p>
          </table:table-cell>
          <table:table-cell office:value-type="string">
            <text:p>ploier</text:p>
          </table:table-cell>
          <table:table-cell office:value-type="string">
            <text:p>plo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9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31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1</text:p>
          </table:table-cell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2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31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14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6</text:p>
          </table:table-cell>
          <table:table-cell office:value-type="string">
            <text:p>plusors</text:p>
          </table:table-cell>
          <table:table-cell office:value-type="string">
            <text:p>plusor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7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31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9</text:p>
          </table:table-cell>
          <table:table-cell office:value-type="string">
            <text:p>cortois</text:p>
          </table:table-cell>
          <table:table-cell office:value-type="string">
            <text:p>cort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20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2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22</text:p>
          </table:table-cell>
          <table:table-cell office:value-type="string">
            <text:p>veincuz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2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2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26</text:p>
          </table:table-cell>
          <table:table-cell office:value-type="string">
            <text:p>pu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28</text:p>
          </table:table-cell>
          <table:table-cell office:value-type="string">
            <text:p>aidi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30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31</text:p>
          </table:table-cell>
          <table:table-cell office:value-type="string">
            <text:p>connoissen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33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4</text:p>
          </table:table-cell>
          <table:table-cell office:value-type="string">
            <text:p>guerreer</text:p>
          </table:table-cell>
          <table:table-cell office:value-type="string">
            <text:p>guerr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36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3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8</text:p>
          </table:table-cell>
          <table:table-cell office:value-type="string">
            <text:p>saut</text:p>
          </table:table-cell>
          <table:table-cell office:value-type="string">
            <text:p>saut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0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1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2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3</text:p>
          </table:table-cell>
          <table:table-cell office:value-type="string">
            <text:p>vengier</text:p>
          </table:table-cell>
          <table:table-cell office:value-type="string">
            <text:p>veng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4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5</text:p>
          </table:table-cell>
          <table:table-cell office:value-type="string">
            <text:p>iex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6</text:p>
          </table:table-cell>
          <table:table-cell office:value-type="string">
            <text:p>roïlle</text:p>
          </table:table-cell>
          <table:table-cell office:value-type="string">
            <text:p>rö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7</text:p>
          </table:table-cell>
          <table:table-cell office:value-type="string">
            <text:p>au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49</text:p>
          </table:table-cell>
          <table:table-cell office:value-type="string">
            <text:p>liemier</text:p>
          </table:table-cell>
          <table:table-cell office:value-type="string">
            <text:p>lïem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5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51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4</text:p>
          </table:table-cell>
          <table:table-cell office:value-type="string">
            <text:p>se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5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35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57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8</text:p>
          </table:table-cell>
          <table:table-cell office:value-type="string">
            <text:p>gaitier</text:p>
          </table:table-cell>
          <table:table-cell office:value-type="string">
            <text:p>gait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59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0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1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63</text:p>
          </table:table-cell>
          <table:table-cell office:value-type="string">
            <text:p>porra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64</text:p>
          </table:table-cell>
          <table:table-cell office:value-type="string">
            <text:p>chevachier</text:p>
          </table:table-cell>
          <table:table-cell office:value-type="string">
            <text:p>cheva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6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6</text:p>
          </table:table-cell>
          <table:table-cell office:value-type="string">
            <text:p>par</text:p>
          </table:table-cell>
          <table:table-cell office:value-type="string">
            <text:p>pa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6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6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70</text:p>
          </table:table-cell>
          <table:table-cell office:value-type="string">
            <text:p>ruiste</text:p>
          </table:table-cell>
          <table:table-cell office:value-type="string">
            <text:p>rus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2</text:p>
          </table:table-cell>
          <table:table-cell office:value-type="string">
            <text:p>mellee</text:p>
          </table:table-cell>
          <table:table-cell office:value-type="string">
            <text:p>mel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4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7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7</text:p>
          </table:table-cell>
          <table:table-cell office:value-type="string">
            <text:p>color</text:p>
          </table:table-cell>
          <table:table-cell office:value-type="string">
            <text:p>c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8</text:p>
          </table:table-cell>
          <table:table-cell office:value-type="string">
            <text:p>muee</text:p>
          </table:table-cell>
          <table:table-cell office:value-type="string">
            <text:p>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80</text:p>
          </table:table-cell>
          <table:table-cell office:value-type="string">
            <text:p>couro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1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3</text:p>
          </table:table-cell>
          <table:table-cell office:value-type="string">
            <text:p>lemele</text:p>
          </table:table-cell>
          <table:table-cell office:value-type="string">
            <text:p>ale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85</text:p>
          </table:table-cell>
          <table:table-cell office:value-type="string">
            <text:p>lee</text:p>
          </table:table-cell>
          <table:table-cell office:value-type="string">
            <text:p>l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86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7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8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0</text:p>
          </table:table-cell>
          <table:table-cell office:value-type="string">
            <text:p>fera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9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92</text:p>
          </table:table-cell>
          <table:table-cell office:value-type="string">
            <text:p>privee</text:p>
          </table:table-cell>
          <table:table-cell office:value-type="string">
            <text:p>privé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93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4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5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7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3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9</text:p>
          </table:table-cell>
          <table:table-cell table:style-name="ce5" office:value-type="string">
            <text:p>entesee</text:p>
          </table:table-cell>
          <table:table-cell office:value-type="string">
            <text:p>ent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01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0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4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5</text:p>
          </table:table-cell>
          <table:table-cell table:number-columns-repeated="2" office:value-type="string">
            <text:p>b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7</text:p>
          </table:table-cell>
          <table:table-cell office:value-type="string">
            <text:p>sevree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8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409</text:p>
          </table:table-cell>
          <table:table-cell office:value-type="string">
            <text:p>courou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1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4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12</text:p>
          </table:table-cell>
          <table:table-cell office:value-type="string">
            <text:p>es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3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4</text:p>
          </table:table-cell>
          <table:table-cell office:value-type="string">
            <text:p>tornee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4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1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7</text:p>
          </table:table-cell>
          <table:table-cell table:number-columns-repeated="2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8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421</text:p>
          </table:table-cell>
          <table:table-cell office:value-type="string">
            <text:p>don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22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3</text:p>
          </table:table-cell>
          <table:table-cell office:value-type="string">
            <text:p>colee</text:p>
          </table:table-cell>
          <table:table-cell office:value-type="string">
            <text:p>c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42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2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6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0</text:p>
          </table:table-cell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3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3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34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5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3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8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9</text:p>
          </table:table-cell>
          <table:table-cell office:value-type="string">
            <text:p>copee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344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42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3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445</text:p>
          </table:table-cell>
          <table:table-cell office:value-type="string">
            <text:p>cheï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44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344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ce5"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9</text:p>
          </table:table-cell>
          <table:table-cell office:value-type="string">
            <text:p>pree</text:p>
          </table:table-cell>
          <table:table-cell office:value-type="string">
            <text:p>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0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1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52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3</text:p>
          </table:table-cell>
          <table:table-cell office:value-type="string">
            <text:p>consuit</text:p>
          </table:table-cell>
          <table:table-cell office:value-type="string">
            <text:p>cons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5</text:p>
          </table:table-cell>
          <table:table-cell office:value-type="string">
            <text:p>gironnee</text:p>
          </table:table-cell>
          <table:table-cell office:value-type="string">
            <text:p>gir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6</text:p>
          </table:table-cell>
          <table:table-cell office:value-type="string">
            <text:p>Tou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4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9</text:p>
          </table:table-cell>
          <table:table-cell office:value-type="string">
            <text:p>rompue</text:p>
          </table:table-cell>
          <table:table-cell office:value-type="string">
            <text:p>romp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61</text:p>
          </table:table-cell>
          <table:table-cell office:value-type="string">
            <text:p>depanee</text:p>
          </table:table-cell>
          <table:table-cell office:value-type="string">
            <text:p>despa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2</text:p>
          </table:table-cell>
          <table:table-cell office:value-type="string">
            <text:p>jusqu</text:p>
          </table:table-cell>
          <table:table-cell office:value-type="string">
            <text:p>jus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46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6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5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6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8</text:p>
          </table:table-cell>
          <table:table-cell table:number-columns-repeated="2" office:value-type="string">
            <text:p>cou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1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2</text:p>
          </table:table-cell>
          <table:table-cell office:value-type="string">
            <text:p>resachier</text:p>
          </table:table-cell>
          <table:table-cell office:value-type="string">
            <text:p>resachier</text:p>
          </table:table-cell>
          <table:table-cell table:style-name="ce5"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7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7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5</text:p>
          </table:table-cell>
          <table:table-cell office:value-type="string">
            <text:p>voiez</text:p>
          </table:table-cell>
          <table:table-cell office:value-type="string">
            <text:p>v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6</text:p>
          </table:table-cell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11" office:value-type="string">
            <text:p>s|f|r</text:p>
          </table:table-cell>
          <table:table-cell/>
        </table:table-row>
        <table:table-row table:style-name="ro2">
          <table:table-cell office:value-type="string">
            <text:p>A_w_00347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78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1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85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6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7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9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9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91</text:p>
          </table:table-cell>
          <table:table-cell office:value-type="string">
            <text:p>esprovee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2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96</text:p>
          </table:table-cell>
          <table:table-cell office:value-type="string">
            <text:p>piesme</text:p>
          </table:table-cell>
          <table:table-cell office:value-type="string">
            <text:p>pesm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style-name="ce5"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97</text:p>
          </table:table-cell>
          <table:table-cell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8</text:p>
          </table:table-cell>
          <table:table-cell office:value-type="string">
            <text:p>anqui</text:p>
          </table:table-cell>
          <table:table-cell office:value-type="string">
            <text:p>enc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350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RED</text:p>
          </table:table-cell>
          <table:table-cell table:number-columns-repeated="10"/>
        </table:table-row>
        <table:table-row table:style-name="ro1">
          <table:table-cell office:value-type="string">
            <text:p>A_w_003501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502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5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504</text:p>
          </table:table-cell>
          <table:table-cell office:value-type="string">
            <text:p>coupee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</table:table>
      <table:database-ranges>
        <table:database-range table:target-range-address="Feuille1.A1:Feuille1.N20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24/07/2016</text:date>, <text:time>21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4T21:22:49.55</dc:date>
    <dc:creator>Lucence ING</dc:creator>
    <meta:editing-duration>PT21H56M31S</meta:editing-duration>
    <meta:editing-cycles>58</meta:editing-cycles>
    <meta:generator>OpenOffice/4.0.1$Win32 OpenOffice.org_project/401m5$Build-9714</meta:generator>
    <meta:document-statistic meta:table-count="1" meta:cell-count="13536" meta:object-count="0"/>
  </office:meta>
</office:document-meta>
</file>